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839EBFB02D09F2D6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/>
    </style:style>
    <style:style style:name="gr2" style:family="graphic" style:parent-style-name="objectwithoutfill">
      <style:graphic-properties svg:stroke-width="0.028cm" svg:stroke-color="#bf0041" draw:marker-start-width="0.242cm" draw:marker-end-width="0.144cm" draw:fill="none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draw:stroke="none" svg:stroke-color="#000000" draw:fill="none" draw:fill-color="#ffffff" draw:auto-grow-height="true" draw:fit-to-size="false" style:shrink-to-fit="false" fo:min-height="0.476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fit-to-size="false" style:shrink-to-fit="false" fo:min-height="0.469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fo:padding-top="0cm" fo:padding-bottom="0cm" fo:padding-left="0cm" fo:padding-right="0cm"/>
      <style:paragraph-properties style:writing-mode="lr-tb"/>
    </style:style>
    <style:style style:name="gr6" style:family="graphic" style:parent-style-name="objectwithoutfill">
      <style:graphic-properties draw:stroke="dash" draw:stroke-dash="Double_20_Dash" draw:marker-start="" draw:marker-end="" svg:stroke-linecap="butt" draw:fill="none" draw:textarea-vertical-align="middle"/>
    </style:style>
    <style:style style:name="gr7" style:family="graphic" style:parent-style-name="objectwithoutfill">
      <style:graphic-properties draw:stroke="dash" draw:stroke-dash="Dash" draw:marker-start="" draw:marker-end="" svg:stroke-linecap="butt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fit-to-size="false" style:shrink-to-fit="false" fo:min-height="0.385cm" fo:padding-top="0cm" fo:padding-bottom="0cm" fo:padding-left="0cm" fo:padding-right="0cm"/>
      <style:paragraph-properties style:writing-mode="lr-tb"/>
    </style:style>
    <style:style style:name="gr9" style:family="graphic" style:parent-style-name="objectwithoutfill">
      <style:graphic-properties svg:stroke-color="#7b3d00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fit-to-size="false" style:shrink-to-fit="false" fo:min-height="0.374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2" style:family="graphic" style:parent-style-name="standard">
      <style:graphic-properties svg:stroke-color="#bf0041" draw:fill="none" draw:textarea-vertical-align="middle" draw:auto-grow-height="false" fo:min-height="1.446cm" fo:min-width="0cm" fo:wrap-option="wrap"/>
    </style:style>
    <style:style style:name="gr13" style:family="graphic" style:parent-style-name="standard">
      <style:graphic-properties draw:stroke="none" svg:stroke-color="#000000" draw:fill="none" draw:fill-color="#ffffff" draw:textarea-vertical-align="middle" fo:min-height="0.554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vertical-align="middle" fo:min-height="0.713cm" fo:padding-top="0cm" fo:padding-bottom="0cm" fo:padding-left="0cm" fo:padding-right="0cm"/>
      <style:paragraph-properties style:writing-mode="lr-tb"/>
    </style:style>
    <style:style style:name="gr15" style:family="graphic" style:parent-style-name="objectwithoutfill">
      <style:graphic-properties svg:stroke-color="#bf0041" draw:marker-end="Arrowheads_20_3" draw:marker-end-width="0.3cm" draw:fill="none" draw:textarea-vertical-align="middle"/>
    </style:style>
    <style:style style:name="gr1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7" style:family="graphic" style:parent-style-name="objectwithoutfill">
      <style:graphic-properties svg:stroke-color="#000000" draw:marker-end="Arrowheads_20_5" draw:marker-end-width="0.3cm" draw:fill="none" draw:textarea-vertical-align="middle"/>
    </style:style>
    <style:style style:name="gr18" style:family="graphic" style:parent-style-name="objectwithoutfill">
      <style:graphic-properties svg:stroke-color="#000000" draw:marker-end="Arrowheads_20_6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1.64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  <style:text-properties fo:font-size="9pt"/>
    </style:style>
    <style:style style:name="P3" style:family="paragraph">
      <loext:graphic-properties draw:fill="none" draw:fill-color="#ffffff"/>
      <style:paragraph-properties fo:text-align="end"/>
      <style:text-properties fo:font-size="9pt"/>
    </style:style>
    <style:style style:name="P4" style:family="paragraph">
      <style:paragraph-properties fo:text-align="end"/>
      <style:text-properties fo:color="#7b3d00" loext:opacity="100%" fo:font-size="9pt"/>
    </style:style>
    <style:style style:name="P5" style:family="paragraph">
      <loext:graphic-properties draw:fill="none" draw:fill-color="#ffffff"/>
      <style:paragraph-properties fo:text-align="end"/>
      <style:text-properties fo:color="#7b3d00" loext:opacity="100%" loext:color-lum-mod="100%" loext:color-lum-off="0%" fo:font-size="9pt"/>
    </style:style>
    <style:style style:name="P6" style:family="paragraph">
      <style:text-properties fo:font-size="9pt"/>
    </style:style>
    <style:style style:name="P7" style:family="paragraph">
      <loext:graphic-properties draw:fill="none" draw:fill-color="#ffffff"/>
      <style:text-properties fo:font-size="9pt"/>
    </style:style>
    <style:style style:name="P8" style:family="paragraph">
      <style:text-properties fo:color="#7b3d00" loext:opacity="100%" fo:font-size="9pt"/>
    </style:style>
    <style:style style:name="P9" style:family="paragraph">
      <loext:graphic-properties draw:fill="none" draw:fill-color="#ffffff"/>
      <style:text-properties fo:color="#7b3d00" loext:opacity="100%" loext:color-lum-mod="100%" loext:color-lum-off="0%" fo:font-size="9pt"/>
    </style:style>
    <style:style style:name="P10" style:family="paragraph">
      <style:text-properties fo:color="#069a2e" loext:opacity="100%" fo:font-size="9pt"/>
    </style:style>
    <style:style style:name="P11" style:family="paragraph">
      <loext:graphic-properties draw:fill="none" draw:fill-color="#ffffff"/>
      <style:text-properties fo:color="#069a2e" loext:opacity="100%" loext:color-lum-mod="100%" loext:color-lum-off="0%" fo:font-size="9pt"/>
    </style:style>
    <style:style style:name="P12" style:family="paragraph">
      <style:paragraph-properties fo:text-align="end"/>
      <style:text-properties fo:color="#069a2e" loext:opacity="100%" fo:font-size="9pt"/>
    </style:style>
    <style:style style:name="P13" style:family="paragraph">
      <loext:graphic-properties draw:fill="none" draw:fill-color="#ffffff"/>
      <style:paragraph-properties fo:text-align="end"/>
      <style:text-properties fo:color="#069a2e" loext:opacity="100%" loext:color-lum-mod="100%" loext:color-lum-off="0%" fo:font-size="9pt"/>
    </style:style>
    <style:style style:name="P14" style:family="paragraph">
      <style:paragraph-properties fo:text-align="end"/>
      <style:text-properties fo:color="#bf0041" loext:opacity="100%" fo:font-size="9pt"/>
    </style:style>
    <style:style style:name="P15" style:family="paragraph">
      <loext:graphic-properties draw:fill="none" draw:fill-color="#ffffff"/>
      <style:paragraph-properties fo:text-align="end"/>
      <style:text-properties fo:color="#bf0041" loext:opacity="100%" loext:color-lum-mod="100%" loext:color-lum-off="0%" fo:font-size="9pt"/>
    </style:style>
    <style:style style:name="P16" style:family="paragraph">
      <style:text-properties fo:color="#bf0041" loext:opacity="100%" fo:font-size="9pt"/>
    </style:style>
    <style:style style:name="P17" style:family="paragraph">
      <loext:graphic-properties draw:fill="none" draw:fill-color="#ffffff"/>
      <style:text-properties fo:color="#bf0041" loext:opacity="100%" loext:color-lum-mod="100%" loext:color-lum-off="0%" fo:font-size="9pt"/>
    </style:style>
    <style:style style:name="P18" style:family="paragraph">
      <style:text-properties fo:font-size="11pt"/>
    </style:style>
    <style:style style:name="P19" style:family="paragraph">
      <style:paragraph-properties fo:margin-left="1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none" draw:fill-color="#ffffff"/>
      <style:text-properties fo:font-size="11pt"/>
    </style:style>
    <style:style style:name="P21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left="0.508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fo:margin-left="1.016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none" draw:fill-color="#fffff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polyline draw:style-name="gr2" draw:text-style-name="P1" draw:layer="layout" svg:width="17.338cm" svg:height="1.269cm" svg:x="5.355cm" svg:y="9.464cm" svg:viewBox="0 0 17339 1270" draw:points="0,1270 3561,1270 3561,0 4513,0 4831,0 4831,1270 5466,1270 5466,0 6101,0 6101,1270 6736,1270 6736,0 7371,0 7371,1270 8006,1270 8006,0 9276,0 9276,1270 9911,1270 9911,0 10546,0 10546,1270 11181,1270 11181,0 11816,0 11816,1270 12451,1270 12451,0 17339,0">
            <text:p/>
          </draw:polyline>
          <draw:frame draw:style-name="gr3" draw:text-style-name="P3" draw:layer="layout" svg:width="3.562cm" svg:height="0.476cm" svg:x="5.174cm" svg:y="12.263cm">
            <draw:text-box>
              <text:p text:style-name="P2">cyclesRemaining:</text:p>
            </draw:text-box>
          </draw:frame>
          <draw:frame draw:style-name="gr4" draw:text-style-name="P5" draw:layer="layout" svg:width="3.383cm" svg:height="0.469cm" svg:x="5.353cm" svg:y="10.804cm">
            <draw:text-box>
              <text:p text:style-name="P4">countRemaining:</text:p>
            </draw:text-box>
          </draw:frame>
          <draw:frame draw:style-name="gr5" draw:text-style-name="P7" draw:layer="layout" svg:width="0.18cm" svg:height="0.357cm" svg:x="8.801cm" svg:y="12.285cm">
            <draw:text-box>
              <text:p text:style-name="P6">2</text:p>
            </draw:text-box>
          </draw:frame>
          <draw:frame draw:style-name="gr5" draw:text-style-name="P7" draw:layer="layout" svg:width="0.18cm" svg:height="0.357cm" svg:x="13.245cm" svg:y="12.279cm">
            <draw:text-box>
              <text:p text:style-name="P6">1</text:p>
            </draw:text-box>
          </draw:frame>
          <draw:frame draw:style-name="gr5" draw:text-style-name="P7" draw:layer="layout" svg:width="0.18cm" svg:height="0.357cm" svg:x="17.713cm" svg:y="12.312cm">
            <draw:text-box>
              <text:p text:style-name="P6">0</text:p>
            </draw:text-box>
          </draw:frame>
          <draw:frame draw:style-name="gr5" draw:text-style-name="P9" draw:layer="layout" svg:width="0.18cm" svg:height="0.357cm" svg:x="8.797cm" svg:y="10.804cm">
            <draw:text-box>
              <text:p text:style-name="P8">6</text:p>
            </draw:text-box>
          </draw:frame>
          <draw:frame draw:style-name="gr5" draw:text-style-name="P9" draw:layer="layout" svg:width="0.18cm" svg:height="0.357cm" svg:x="10.104cm" svg:y="10.804cm">
            <draw:text-box>
              <text:p text:style-name="P8">5</text:p>
            </draw:text-box>
          </draw:frame>
          <draw:frame draw:style-name="gr5" draw:text-style-name="P9" draw:layer="layout" svg:width="0.18cm" svg:height="0.357cm" svg:x="10.728cm" svg:y="10.804cm">
            <draw:text-box>
              <text:p text:style-name="P8">4</text:p>
            </draw:text-box>
          </draw:frame>
          <draw:frame draw:style-name="gr5" draw:text-style-name="P9" draw:layer="layout" svg:width="0.18cm" svg:height="0.357cm" svg:x="11.337cm" svg:y="10.804cm">
            <draw:text-box>
              <text:p text:style-name="P8">3</text:p>
            </draw:text-box>
          </draw:frame>
          <draw:frame draw:style-name="gr5" draw:text-style-name="P9" draw:layer="layout" svg:width="0.18cm" svg:height="0.357cm" svg:x="11.966cm" svg:y="10.804cm">
            <draw:text-box>
              <text:p text:style-name="P8">2</text:p>
            </draw:text-box>
          </draw:frame>
          <draw:frame draw:style-name="gr5" draw:text-style-name="P9" draw:layer="layout" svg:width="0.18cm" svg:height="0.357cm" svg:x="12.598cm" svg:y="10.804cm">
            <draw:text-box>
              <text:p text:style-name="P8">1</text:p>
            </draw:text-box>
          </draw:frame>
          <draw:frame draw:style-name="gr5" draw:text-style-name="P9" draw:layer="layout" svg:width="0.18cm" svg:height="0.357cm" svg:x="13.259cm" svg:y="10.804cm">
            <draw:text-box>
              <text:p text:style-name="P8">0</text:p>
            </draw:text-box>
          </draw:frame>
          <draw:frame draw:style-name="gr5" draw:text-style-name="P11" draw:layer="layout" svg:width="0.18cm" svg:height="0.357cm" svg:x="8.797cm" svg:y="11.714cm">
            <draw:text-box>
              <text:p text:style-name="P10">1</text:p>
            </draw:text-box>
          </draw:frame>
          <draw:frame draw:style-name="gr5" draw:text-style-name="P11" draw:layer="layout" svg:width="0.18cm" svg:height="0.357cm" svg:x="9.445cm" svg:y="11.714cm">
            <draw:text-box>
              <text:p text:style-name="P10">2</text:p>
            </draw:text-box>
          </draw:frame>
          <draw:frame draw:style-name="gr5" draw:text-style-name="P11" draw:layer="layout" svg:width="0.18cm" svg:height="0.357cm" svg:x="13.264cm" svg:y="11.714cm">
            <draw:text-box>
              <text:p text:style-name="P10">1</text:p>
            </draw:text-box>
          </draw:frame>
          <draw:frame draw:style-name="gr5" draw:text-style-name="P11" draw:layer="layout" svg:width="0.18cm" svg:height="0.357cm" svg:x="13.916cm" svg:y="11.714cm">
            <draw:text-box>
              <text:p text:style-name="P10">2</text:p>
            </draw:text-box>
          </draw:frame>
          <draw:frame draw:style-name="gr5" draw:text-style-name="P11" draw:layer="layout" svg:width="0.18cm" svg:height="0.357cm" svg:x="17.734cm" svg:y="11.714cm">
            <draw:text-box>
              <text:p text:style-name="P10">1</text:p>
            </draw:text-box>
          </draw:frame>
          <draw:frame draw:style-name="gr5" draw:text-style-name="P11" draw:layer="layout" svg:width="0.18cm" svg:height="0.357cm" svg:x="18.366cm" svg:y="11.714cm">
            <draw:text-box>
              <text:p text:style-name="P10">2</text:p>
            </draw:text-box>
          </draw:frame>
          <draw:line draw:style-name="gr6" draw:text-style-name="P1" draw:layer="layout" svg:x1="9.548cm" svg:y1="12.658cm" svg:x2="9.548cm" svg:y2="9.172cm">
            <text:p/>
          </draw:line>
          <draw:line draw:style-name="gr7" draw:text-style-name="P1" draw:layer="layout" svg:x1="19.079cm" svg:y1="12.658cm" svg:x2="19.079cm" svg:y2="9.172cm">
            <text:p/>
          </draw:line>
          <draw:line draw:style-name="gr6" draw:text-style-name="P1" draw:layer="layout" svg:x1="18.441cm" svg:y1="12.658cm" svg:x2="18.441cm" svg:y2="9.172cm">
            <text:p/>
          </draw:line>
          <draw:line draw:style-name="gr6" draw:text-style-name="P1" draw:layer="layout" svg:x1="13.994cm" svg:y1="12.658cm" svg:x2="13.994cm" svg:y2="9.172cm">
            <text:p/>
          </draw:line>
          <draw:frame draw:style-name="gr5" draw:text-style-name="P9" draw:layer="layout" svg:width="0.18cm" svg:height="0.357cm" svg:x="13.266cm" svg:y="11.301cm">
            <draw:text-box>
              <text:p text:style-name="P8">6</text:p>
            </draw:text-box>
          </draw:frame>
          <draw:frame draw:style-name="gr5" draw:text-style-name="P9" draw:layer="layout" svg:width="0.18cm" svg:height="0.357cm" svg:x="14.573cm" svg:y="10.804cm">
            <draw:text-box>
              <text:p text:style-name="P8">5</text:p>
            </draw:text-box>
          </draw:frame>
          <draw:frame draw:style-name="gr5" draw:text-style-name="P9" draw:layer="layout" svg:width="0.18cm" svg:height="0.357cm" svg:x="15.197cm" svg:y="10.804cm">
            <draw:text-box>
              <text:p text:style-name="P8">4</text:p>
            </draw:text-box>
          </draw:frame>
          <draw:frame draw:style-name="gr5" draw:text-style-name="P9" draw:layer="layout" svg:width="0.18cm" svg:height="0.357cm" svg:x="15.806cm" svg:y="10.804cm">
            <draw:text-box>
              <text:p text:style-name="P8">3</text:p>
            </draw:text-box>
          </draw:frame>
          <draw:frame draw:style-name="gr5" draw:text-style-name="P9" draw:layer="layout" svg:width="0.18cm" svg:height="0.357cm" svg:x="16.435cm" svg:y="10.804cm">
            <draw:text-box>
              <text:p text:style-name="P8">2</text:p>
            </draw:text-box>
          </draw:frame>
          <draw:frame draw:style-name="gr5" draw:text-style-name="P9" draw:layer="layout" svg:width="0.18cm" svg:height="0.357cm" svg:x="17.067cm" svg:y="10.804cm">
            <draw:text-box>
              <text:p text:style-name="P8">1</text:p>
            </draw:text-box>
          </draw:frame>
          <draw:frame draw:style-name="gr5" draw:text-style-name="P9" draw:layer="layout" svg:width="0.18cm" svg:height="0.357cm" svg:x="17.713cm" svg:y="10.804cm">
            <draw:text-box>
              <text:p text:style-name="P8">0</text:p>
            </draw:text-box>
          </draw:frame>
          <draw:frame draw:style-name="gr5" draw:text-style-name="P9" draw:layer="layout" svg:width="0.18cm" svg:height="0.357cm" svg:x="17.713cm" svg:y="11.301cm">
            <draw:text-box>
              <text:p text:style-name="P8">6</text:p>
            </draw:text-box>
          </draw:frame>
          <draw:frame draw:style-name="gr5" draw:text-style-name="P9" draw:layer="layout" svg:width="0.18cm" svg:height="0.357cm" svg:x="18.997cm" svg:y="10.804cm">
            <draw:text-box>
              <text:p text:style-name="P8">0</text:p>
            </draw:text-box>
          </draw:frame>
          <draw:frame draw:style-name="gr8" draw:text-style-name="P13" draw:layer="layout" svg:width="3.24cm" svg:height="0.385cm" svg:x="5.496cm" svg:y="11.714cm">
            <draw:text-box>
              <text:p text:style-name="P12">Phase:</text:p>
            </draw:text-box>
          </draw:frame>
          <draw:frame draw:style-name="gr5" draw:text-style-name="P11" draw:layer="layout" svg:width="0.18cm" svg:height="0.357cm" svg:x="18.994cm" svg:y="11.714cm">
            <draw:text-box>
              <text:p text:style-name="P10">3</text:p>
            </draw:text-box>
          </draw:frame>
          <draw:line draw:style-name="gr9" draw:text-style-name="P1" draw:layer="layout" svg:x1="13.348cm" svg:y1="11.121cm" svg:x2="13.348cm" svg:y2="11.342cm">
            <text:p/>
          </draw:line>
          <draw:line draw:style-name="gr9" draw:text-style-name="P1" draw:layer="layout" svg:x1="17.804cm" svg:y1="11.121cm" svg:x2="17.804cm" svg:y2="11.342cm">
            <text:p/>
          </draw:line>
          <draw:line draw:style-name="gr9" draw:text-style-name="P1" draw:layer="layout" svg:x1="13.5cm" svg:y1="11.457cm" svg:x2="14.525cm" svg:y2="10.995cm">
            <text:p/>
          </draw:line>
          <draw:line draw:style-name="gr9" draw:text-style-name="P1" draw:layer="layout" svg:x1="17.951cm" svg:y1="11.489cm" svg:x2="18.976cm" svg:y2="11.027cm">
            <text:p/>
          </draw:line>
          <draw:frame draw:style-name="gr10" draw:text-style-name="P15" draw:layer="layout" svg:width="1.997cm" svg:height="0.374cm" svg:x="6.739cm" svg:y="9.802cm">
            <draw:text-box>
              <text:p text:style-name="P14">LED On/Off:</text:p>
            </draw:text-box>
          </draw:frame>
          <draw:frame draw:style-name="gr11" draw:text-style-name="P17" draw:layer="layout" svg:width="3.999cm" svg:height="0.607cm" svg:x="9.651cm" svg:y="5.766cm">
            <draw:text-box>
              <text:p text:style-name="P16">= total actual alert length</text:p>
            </draw:text-box>
          </draw:frame>
          <draw:custom-shape draw:style-name="gr12" draw:text-style-name="P1" draw:layer="layout" svg:width="0.393cm" svg:height="1.788cm" draw:transform="rotate (-1.5707963267949) translate (12.534cm 6.5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3" draw:text-style-name="P17" draw:layer="layout" svg:width="2.765cm" svg:height="0.554cm" draw:transform="rotate (0.785398163397448) translate (8.882cm 8.987cm)">
            <draw:text-box>
              <text:p text:style-name="P16">Alert pulse length +</text:p>
            </draw:text-box>
          </draw:frame>
          <draw:frame draw:style-name="gr14" draw:text-style-name="P17" draw:layer="layout" svg:width="3.746cm" svg:height="0.713cm" draw:transform="rotate (0.785398163397448) translate (9.663cm 9.006cm)">
            <draw:text-box>
              <text:p text:style-name="P16">count-flash pulse length</text:p>
            </draw:text-box>
          </draw:frame>
          <draw:line draw:style-name="gr15" draw:text-style-name="P1" draw:layer="layout" svg:x1="10.93cm" svg:y1="8.663cm" svg:x2="10.454cm" svg:y2="9.664cm">
            <text:p/>
          </draw:line>
          <draw:line draw:style-name="gr15" draw:text-style-name="P1" draw:layer="layout" svg:x1="11.205cm" svg:y1="8.27cm" svg:x2="11.205cm" svg:y2="9.199cm">
            <text:p/>
          </draw:line>
        </draw:g>
        <draw:frame draw:style-name="gr16" draw:text-style-name="P20" draw:layer="layout" svg:width="6.303cm" svg:height="2.843cm" svg:x="2.147cm" svg:y="4.17cm">
          <draw:text-box>
            <text:p text:style-name="P18">SetError --</text:p>
            <text:p text:style-name="P19">Phase = 1</text:p>
            <text:p text:style-name="P19">cyclesRemaining = 2</text:p>
            <text:p text:style-name="P19">countRemaining = (err# * 2)</text:p>
            <text:p text:style-name="P19">LED ON</text:p>
            <text:p text:style-name="P19">Store current millis()</text:p>
          </draw:text-box>
        </draw:frame>
        <draw:line draw:style-name="gr17" draw:text-style-name="P1" draw:layer="layout" svg:x1="5.448cm" svg:y1="7.269cm" svg:x2="8.809cm" svg:y2="9.426cm">
          <text:p/>
        </draw:line>
        <draw:frame draw:style-name="gr16" draw:text-style-name="P20" draw:layer="layout" svg:width="5.836cm" svg:height="3.275cm" svg:x="6.432cm" svg:y="15.095cm">
          <draw:text-box>
            <text:p text:style-name="P21">Phase-1 --</text:p>
            <text:p text:style-name="P22">IF(wait over)</text:p>
            <text:p text:style-name="P23">IF (cyclesRemaining = 0)</text:p>
            <text:p text:style-name="P22"><text:tab/>Phase = 3</text:p>
            <text:p text:style-name="P23">ELSE</text:p>
            <text:p text:style-name="P22"><text:tab/>Phase = 2</text:p>
            <text:p text:style-name="P23">Store current millis()</text:p>
          </draw:text-box>
        </draw:frame>
        <draw:frame draw:style-name="gr16" draw:text-style-name="P20" draw:layer="layout" svg:width="7.081cm" svg:height="4.139cm" svg:x="14.294cm" svg:y="15.095cm">
          <draw:text-box>
            <text:p text:style-name="P21">Phase-2 --</text:p>
            <text:p text:style-name="P22">IF(wait over)</text:p>
            <text:p text:style-name="P23">Toggle LED</text:p>
            <text:p text:style-name="P23">countRemaining--</text:p>
            <text:p text:style-name="P23">IF (countRemaining = 0)</text:p>
            <text:p text:style-name="P22"><text:tab/>countRemaining = (err# * 2)</text:p>
            <text:p text:style-name="P22"><text:tab/>cyclesRemaining--</text:p>
            <text:p text:style-name="P22"><text:tab/>Phase = 1</text:p>
            <text:p text:style-name="P22"><text:tab/>Store current millis()</text:p>
          </draw:text-box>
        </draw:frame>
        <draw:line draw:style-name="gr18" draw:text-style-name="P1" draw:layer="layout" svg:x1="10.037cm" svg:y1="17.185cm" svg:x2="9.56cm" svg:y2="12.823cm">
          <text:p/>
        </draw:line>
        <draw:line draw:style-name="gr18" draw:text-style-name="P1" draw:layer="layout" svg:x1="18.391cm" svg:y1="16.458cm" svg:x2="10.311cm" svg:y2="11.202cm">
          <text:p/>
        </draw:line>
        <draw:polyline draw:style-name="gr18" draw:text-style-name="P1" draw:layer="layout" svg:width="8.31cm" svg:height="6.236cm" draw:transform="rotate (0.12007865253721) translate (13.612cm 12.525cm)" svg:viewBox="0 0 8311 6237" draw:points="5430,6237 8311,6237 7638,2867 0,0">
          <text:p/>
        </draw:polyline>
        <draw:frame draw:style-name="gr19" draw:text-style-name="P24" draw:layer="layout" svg:width="25.398cm" svg:height="1.895cm" svg:x="1.358cm" svg:y="1.299cm">
          <draw:text-box>
            <text:p><text:span text:style-name="T1">Moisture Sensor Project</text:span></text:p>
            <text:p>ErrorFlash Class</text:p>
            <text:p><text:span text:style-name="T2">Diagram describing the protocol for how the LED ‘flashes’ out the error number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marker draw:name="Arrowheads_20_3" draw:display-name="Arrowheads 3" svg:viewBox="0 641 2239 1601" svg:d="M1126 641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Line" svg:viewBox="0 0 2239 2244" svg:d="M1125 0l-45 9-38 25-21 30-1009 2010-11 34-1 34 12 41 27 32 23 15 23 9 26 4 37-5 31-15 23-21 15-23 905-1804 899 1804 10 17 12 14 15 13 15 9 21 8 30 4 20-2 15-4 17-7 16-10 12-10 13-15 12-21 7-22 3-27-2-20-11-30-998-2012-24-33-36-23z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marker-end="Line" draw:marker-end-width="0.051cm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9T11:40:56.154186896</meta:creation-date>
    <dc:date>2023-07-09T12:56:02.261322469</dc:date>
    <meta:editing-duration>PT1H15M1S</meta:editing-duration>
    <meta:editing-cycles>11</meta:editing-cycles>
    <meta:generator>LibreOffice/7.5.3.2$Linux_X86_64 LibreOffice_project/50$Build-2</meta:generator>
    <meta:document-statistic meta:object-count="54"/>
  </office:meta>
</office:document-meta>
</file>